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9eb6d" officeooo:paragraph-rsid="0019eb6d"/>
    </style:style>
    <style:style style:name="P2" style:family="paragraph" style:parent-style-name="Standard">
      <style:text-properties fo:font-size="24pt" officeooo:rsid="0019eb6d" officeooo:paragraph-rsid="0019eb6d" style:font-size-asian="24pt" style:font-size-complex="24pt"/>
    </style:style>
    <style:style style:name="P3" style:family="paragraph" style:parent-style-name="Standard" style:list-style-name="L1">
      <style:text-properties fo:font-size="24pt" officeooo:rsid="001daff4" officeooo:paragraph-rsid="001daff4" style:font-size-asian="24pt" style:font-size-complex="24pt"/>
    </style:style>
    <style:style style:name="P4" style:family="paragraph" style:parent-style-name="Standard">
      <style:text-properties fo:font-size="24pt" officeooo:rsid="001daff4" officeooo:paragraph-rsid="001daff4" style:font-size-asian="24pt" style:font-size-complex="24pt"/>
    </style:style>
    <style:style style:name="P5" style:family="paragraph" style:parent-style-name="Standard" style:list-style-name="L1">
      <style:text-properties fo:font-size="24pt" officeooo:rsid="001e103b" officeooo:paragraph-rsid="001e103b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style:font-name="Liberation Serif" fo:font-size="60pt" officeooo:rsid="001daff4" officeooo:paragraph-rsid="001daff4" style:font-size-asian="60pt" style:font-size-complex="60pt"/>
    </style:style>
    <style:style style:name="T1" style:family="text">
      <style:text-properties officeooo:rsid="001b085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e103b" style:font-weight-asian="bold" style:font-weight-complex="bold"/>
    </style:style>
    <style:style style:name="T4" style:family="text">
      <style:text-properties officeooo:rsid="001e103b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Kabler, der skal føres over fryserum</text:p>
      <text:p text:style-name="P1"/>
      <text:list xml:id="list1588033656" text:style-name="L1">
        <text:list-item>
          <text:p text:style-name="P3"><text:span text:style-name="T2">4x16mm2 kobber </text:span><text:line-break/>(genbrug kabel, som går til studenterbar), <text:line-break/>skal gå fra hovedtavle til nyetableret tavle ved køle/fryserum</text:p>
        </text:list-item>
        <text:list-item>
          <text:p text:style-name="P3"><text:span text:style-name="T2">1g16mm2 </text:span><text:span text:style-name="T3">kobber </text:span><text:span text:style-name="T2">(gul/grøn jordleder)</text:span><text:line-break/><text:span text:style-name="T4">Indkøbt til formålet. </text:span><text:line-break/>skal gå fra hovedtavle til nyetableret tavle ved køle/fryserum</text:p>
        </text:list-item>
        <text:list-item>
          <text:p text:style-name="P5"><text:span text:style-name="T2">modbuskabel </text:span><text:line-break/>(twisted pair, mindst to par, fx cat5, cat5e, cat6)<text:line-break/>Skal gå fra varmerum 2, ved modbus master, til nyetableret tavle ved kølefryserum</text:p>
        </text:list-item>
        <text:list-item>
          <text:p text:style-name="P5"><text:span text:style-name="T2">ethernetkabel</text:span><text:line-break/>(fx cat5e eller cat6)<text:line-break/>1stk, ender ved ny tavle ved køle/fryserum, til gulv og lidt ekstra<text:line-break/>Kommer fra serverrum v. Ovartacis depot i kælder. Der skal være en rinkel ca. udenfor <text:soft-page-break/>hovedtavlerum, hvor der senere skal etableres en switch. </text:p>
        </text:list-item>
      </text:list>
      <text:p text:style-name="P4"/>
      <text:p text:style-name="P4"/>
      <text:p text:style-name="P4"/>
      <text:p text:style-name="P4"/>
      <text:p text:style-name="P2">Vh Thomas<text:span text:style-name="T1"> Wessel</text:span>, 61 66 86 60</text:p>
      <text:p text:style-name="P2"/>
      <text:p text:style-name="P2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16T12:51:23.562412639</meta:creation-date>
    <dc:date>2023-01-16T15:37:21.645592716</dc:date>
    <meta:editing-duration>PT1H38M21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2" meta:paragraph-count="6" meta:word-count="113" meta:character-count="705" meta:non-whitespace-character-count="597"/>
  </office:meta>
</office:document-meta>
</file>